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3pt" officeooo:rsid="0004baed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ooks React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3:47:24.827000000</meta:creation-date>
    <dc:date>2025-05-06T13:48:30.518000000</dc:date>
    <meta:editing-duration>PT1M4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